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22-02-22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21-12-1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21-10-20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21-08-17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9-09-0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9-07-09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9-05-1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9-03-08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9-02-01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8-11-02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8-09-1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8-07-12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8-05-08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8-03-09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8-01-08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7-09-14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7-09-06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7-07-05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7-05-24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7-03-13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7-01-13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6-11-04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6-09-02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6-07-06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6-05-10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6-03-11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6-01-05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5-11-0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5-08-13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5-07-01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5-05-15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5-03-09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5-01-27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4-11-05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4-09-04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4-08-12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4-05-16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4-03-05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4-01-07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3-11-07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3-09-05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3-07-17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3-05-16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3-03-05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3-01-16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2-11-05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2-09-06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2-08-0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2-05-04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2-03-09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2-01-06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1-11-10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1-09-09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1-07-20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1-05-09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1-03-31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1-02-22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0-11-0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0-09-15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0-07-08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0-05-06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0-03-05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10-01-13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9-09-04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9-07-09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9-05-06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9-03-0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9-01-21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8-11-18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8-09-04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8-07-02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8-05-19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8-03-14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8-01-24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7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7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7-07-03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7-05-11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7-03-20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6-11-03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6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6-07-13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6-05-03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6-03-0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6-01-06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5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5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5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5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4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4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4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3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3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3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3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2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2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2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2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1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1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1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0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0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0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0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2000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9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9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9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8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8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8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8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7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7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7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7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6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6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6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6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5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5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5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5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5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4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4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4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4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4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4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3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3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3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3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3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3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2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1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1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1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1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1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0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0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0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0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0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0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9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9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9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9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9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9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9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9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8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8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8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8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8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8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8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7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7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7-05-07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7-04-25 1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7-04-23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7-04-16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7-04-07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7-04-06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38104204002</text:p>
          </table:table-cell>
          <table:table-cell office:value-type="string" calcext:value-type="string">
            <text:p>1987-04-05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81" meta:object-count="0"/>
    <meta:user-defined meta:name="AppVersion">3.0</meta:user-defined>
  </office:meta>
</office:document-meta>
</file>